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dc0a6" officeooo:paragraph-rsid="001dc0a6" style:font-size-asian="15pt" style:font-size-complex="15pt"/>
    </style:style>
    <style:style style:name="T1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span text:style-name="T1">工作总结</text:span></text:p>
      <text:p text:style-name="P1"><text:tab/> 今天主要学习了Android的网络编程这一块的内容。可以通过Android网络编程从网上拿到网页的源代码和网页中的图片。</text:p>
      <text:p text:style-name="P1"><text:tab/> <text:s/>网络链接的步骤分为了先new一个URL对象再调用openConnection的方法打开网络的链接，然后为网络设置设置请求的方式和延时时间等，最后通过getResponseCode那返回的code值如果成功就可以进行下一般的操作。从中还学会了使用ScrollView控件的使用，ScrollView中只能放一个孩子控件。</text:p>
      <text:p text:style-name="P1"><text:tab/>也学习了消息机制，在android4.0之后链接网络，传输大数据等需要放在子线程中进行，如果放在主线程之中将不会被允许执行，只有主线程才能更新ui。还学了handler的使用，在子线程中传递message到主线程之中。</text:p>
      <text:p text:style-name="P1"><text:tab/>自己做了一个获取网页源代码的apk和获取网页图片的apk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08:17:41.235743399</meta:creation-date>
    <dc:date>2017-08-04T08:30:56.770872878</dc:date>
    <meta:editing-duration>PT45S</meta:editing-duration>
    <meta:editing-cycles>1</meta:editing-cycles>
    <meta:document-statistic meta:table-count="0" meta:image-count="0" meta:object-count="0" meta:page-count="1" meta:paragraph-count="5" meta:word-count="271" meta:character-count="377" meta:non-whitespace-character-count="361"/>
    <meta:generator>LibreOffice/5.1.6.2$Linux_X86_64 LibreOffice_project/10m0$Build-2</meta:generator>
  </office:meta>
</office:document-meta>
</file>